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8d1d75" draw:opacity="100%" draw:opacity-name="Transparency_20_1" draw:textarea-horizontal-align="justify" draw:textarea-vertical-align="middle" draw:auto-grow-height="false" fo:min-height="1.75cm" fo:min-width="1.505cm"/>
    </style:style>
    <style:style style:name="gr2" style:family="graphic" style:parent-style-name="standard">
      <style:graphic-properties draw:stroke="none" draw:fill-color="#2a6099" draw:opacity="100%" draw:opacity-name="Transparency_20_1" draw:textarea-horizontal-align="justify" draw:textarea-vertical-align="middle" draw:auto-grow-height="false" fo:min-height="1.75cm" fo:min-width="1.505cm"/>
    </style:style>
    <style:style style:name="gr3" style:family="graphic" style:parent-style-name="standard">
      <style:graphic-properties draw:stroke="none" draw:fill-color="#ffbf00" draw:opacity="100%" draw:opacity-name="Transparency_20_1" draw:textarea-horizontal-align="justify" draw:textarea-vertical-align="middle" draw:auto-grow-height="false" fo:min-height="1.75cm" fo:min-width="1.505cm"/>
    </style:style>
    <style:style style:name="gr4" style:family="graphic" style:parent-style-name="standard">
      <style:graphic-properties draw:stroke="none" draw:fill-color="#ff0000" draw:opacity="100%" draw:opacity-name="Transparency_20_1" draw:textarea-horizontal-align="justify" draw:textarea-vertical-align="middle" draw:auto-grow-height="false" fo:min-height="1.75cm" fo:min-width="1.505cm"/>
    </style:style>
    <style:style style:name="gr5" style:family="graphic" style:parent-style-name="standard">
      <style:graphic-properties draw:stroke="none" draw:fill-color="#069a2e" draw:opacity="100%" draw:opacity-name="Transparency_20_1" draw:textarea-horizontal-align="justify" draw:textarea-vertical-align="middle" draw:auto-grow-height="false" fo:min-height="1.75cm" fo:min-width="1.505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5.75cm" fo:min-width="1.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5.716cm" fo:min-width="1.466cm" fo:padding-top="0.142cm" fo:padding-bottom="0.142cm" fo:padding-left="0.267cm" fo:padding-right="0.267cm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8d1d75" draw:opacity="100%" draw:opacity-name="Transparency_20_1"/>
      <style:paragraph-properties fo:text-align="center"/>
    </style:style>
    <style:style style:name="P2" style:family="paragraph">
      <loext:graphic-properties draw:fill-color="#2a6099" draw:opacity="100%" draw:opacity-name="Transparency_20_1"/>
      <style:paragraph-properties fo:text-align="center"/>
    </style:style>
    <style:style style:name="P3" style:family="paragraph">
      <loext:graphic-properties draw:fill-color="#ffbf00" draw:opacity="100%" draw:opacity-name="Transparency_20_1"/>
      <style:paragraph-properties fo:text-align="center"/>
    </style:style>
    <style:style style:name="P4" style:family="paragraph">
      <loext:graphic-properties draw:fill-color="#ff0000" draw:opacity="100%" draw:opacity-name="Transparency_20_1"/>
      <style:paragraph-properties fo:text-align="center"/>
    </style:style>
    <style:style style:name="P5" style:family="paragraph">
      <loext:graphic-properties draw:fill-color="#069a2e" draw:opacity="100%" draw:opacity-name="Transparency_20_1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text-properties style:font-name="Liberation Serif" fo:font-size="18pt"/>
    </style:style>
    <style:style style:name="P9" style:family="paragraph">
      <loext:graphic-properties draw:fill="none" draw:fill-color="#ffffff"/>
      <style:text-properties style:font-name="Liberation Serif" fo:font-size="18pt" style:font-size-asian="13pt" style:font-size-complex="13pt"/>
    </style:style>
    <style:style style:name="T1" style:family="text">
      <style:text-properties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05cm" svg:height="2cm" svg:x="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05cm" svg:height="2cm" svg:x="3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05cm" svg:height="2cm" svg:x="4.99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05cm" svg:height="2cm" svg:x="0.995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005cm" svg:height="2cm" svg:x="4.99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005cm" svg:height="2cm" svg:x="0.995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005cm" svg:height="2cm" svg:x="4.99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005cm" svg:height="2cm" svg:x="0.995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cm" svg:height="6cm" svg:x="0.995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6cm" svg:x="4.995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6cm" draw:transform="rotate (1.5707963267949) translate (0.995cm 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6cm" draw:transform="rotate (1.5707963267949) translate (0.995cm 7cm)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627cm" svg:height="0.703cm" svg:x="5.168cm" svg:y="1.29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9" draw:layer="layout" svg:width="1.514cm" svg:height="0.954cm" svg:x="1.295cm" svg:y="1.7cm">
          <draw:text-box>
            <text:p text:style-name="P8"><text:span text:style-name="T1">зел.</text:span></text:p>
          </draw:text-box>
        </draw:frame>
        <draw:frame draw:style-name="gr9" draw:text-style-name="P9" draw:layer="layout" svg:width="1.514cm" svg:height="0.954cm" svg:x="5.295cm" svg:y="1.7cm">
          <draw:text-box>
            <text:p text:style-name="P8"><text:span text:style-name="T1">зел.</text:span></text:p>
          </draw:text-box>
        </draw:frame>
        <draw:frame draw:style-name="gr9" draw:text-style-name="P9" draw:layer="layout" svg:width="1.624cm" svg:height="0.954cm" svg:x="3.195cm" svg:y="5.646cm">
          <draw:text-box>
            <text:p text:style-name="P8"><text:span text:style-name="T1">син.</text:span></text:p>
          </draw:text-box>
        </draw:frame>
        <draw:frame draw:style-name="gr9" draw:text-style-name="P9" draw:layer="layout" svg:width="1.696cm" svg:height="0.954cm" svg:x="1.199cm" svg:y="5.646cm">
          <draw:text-box>
            <text:p text:style-name="P8"><text:span text:style-name="T1">жел.</text:span></text:p>
          </draw:text-box>
        </draw:frame>
        <draw:frame draw:style-name="gr9" draw:text-style-name="P9" draw:layer="layout" svg:width="1.696cm" svg:height="0.954cm" svg:x="5.199cm" svg:y="5.646cm">
          <draw:text-box>
            <text:p text:style-name="P8"><text:span text:style-name="T1">жел.</text:span></text:p>
          </draw:text-box>
        </draw:frame>
        <draw:frame draw:style-name="gr9" draw:text-style-name="P9" draw:layer="layout" svg:width="2.195cm" svg:height="0.954cm" svg:x="0.9cm" svg:y="3.7cm">
          <draw:text-box>
            <text:p text:style-name="P8"><text:span text:style-name="T1">красн.</text:span></text:p>
          </draw:text-box>
        </draw:frame>
        <draw:frame draw:style-name="gr9" draw:text-style-name="P9" draw:layer="layout" svg:width="2.195cm" svg:height="0.954cm" svg:x="4.895cm" svg:y="3.7cm">
          <draw:text-box>
            <text:p text:style-name="P8"><text:span text:style-name="T1">красн.</text:span></text:p>
          </draw:text-box>
        </draw:frame>
        <draw:frame draw:style-name="gr9" draw:text-style-name="P9" draw:layer="layout" svg:width="1.975cm" svg:height="0.954cm" svg:x="3.02cm" svg:y="1.7cm">
          <draw:text-box>
            <text:p text:style-name="P8"><text:span text:style-name="T1">пурп.</text:span></text:p>
          </draw:text-box>
        </draw:frame>
        <draw:frame draw:style-name="gr8" draw:text-style-name="P7" draw:layer="layout" svg:width="1.627cm" svg:height="0.703cm" svg:x="1.195cm" svg:y="1.29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7" draw:layer="layout" svg:width="1.627cm" svg:height="0.703cm" svg:x="3.168cm" svg:y="5.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7" draw:layer="layout" svg:width="1.195cm" svg:height="0.703cm" svg:x="3.395cm" svg:y="1.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8" draw:text-style-name="P7" draw:layer="layout" svg:width="1.235cm" svg:height="0.703cm" svg:x="1.395cm" svg:y="3.29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7" draw:layer="layout" svg:width="1.235cm" svg:height="0.703cm" svg:x="5.36cm" svg:y="3.29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7" draw:layer="layout" svg:width="0.596cm" svg:height="0.507cm" svg:x="1.699cm" svg:y="5.29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7" draw:layer="layout" svg:width="0.596cm" svg:height="0.507cm" svg:x="5.699cm" svg:y="5.29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radial" draw:cx="50%" draw:cy="50%" draw:start="100%" draw:end="0%" draw:border="0%"/>
    <draw:opacity draw:name="Transparency_20_2" draw:display-name="Transparency 2" draw:style="square" draw:cx="50%" draw:cy="50%" draw:start="100%" draw:end="0%" draw:angle="0deg" draw:border="0%"/>
    <draw:opacity draw:name="Transparency_20_3" draw:display-name="Transparency 3" draw:style="rectangular" draw:cx="50%" draw:cy="50%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8T00:44:27.072232235</meta:creation-date>
    <dc:date>2022-04-08T03:51:50.731191636</dc:date>
    <meta:editing-duration>PT30M5S</meta:editing-duration>
    <meta:editing-cycles>6</meta:editing-cycles>
    <meta:generator>LibreOffice/7.2.5.2$Linux_X86_64 LibreOffice_project/20$Build-2</meta:generator>
    <meta:document-statistic meta:object-count="28"/>
  </office:meta>
</office:document-meta>
</file>

<file path=Object 1/content.xml><?xml version="1.0" encoding="utf-8"?>
<math xmlns="http://www.w3.org/1998/Math/MathML" display="block">
  <semantics>
    <mstyle mathsize="150%">
      <mrow>
        <mi>λ</mi>
        <mo stretchy="false">/</mo>
        <mn>4</mn>
      </mrow>
    </mstyle>
    <annotation encoding="StarMath 5.0">size * 1.5
 {%lambda / 4}</annotation>
  </semantics>
</math>
</file>

<file path=Object 2/content.xml><?xml version="1.0" encoding="utf-8"?>
<math xmlns="http://www.w3.org/1998/Math/MathML" display="block">
  <semantics>
    <mstyle mathsize="150%">
      <mrow>
        <mi>λ</mi>
        <mo stretchy="false">/</mo>
        <mn>4</mn>
      </mrow>
    </mstyle>
    <annotation encoding="StarMath 5.0">size * 1.5
 {%lambda / 4}</annotation>
  </semantics>
</math>
</file>

<file path=Object 3/content.xml><?xml version="1.0" encoding="utf-8"?>
<math xmlns="http://www.w3.org/1998/Math/MathML" display="block">
  <semantics>
    <mstyle mathsize="150%">
      <mrow>
        <mi>λ</mi>
        <mo stretchy="false">/</mo>
        <mn>2</mn>
      </mrow>
    </mstyle>
    <annotation encoding="StarMath 5.0">size * 1.5
 {%lambda / 2}</annotation>
  </semantics>
</math>
</file>

<file path=Object 4/content.xml><?xml version="1.0" encoding="utf-8"?>
<math xmlns="http://www.w3.org/1998/Math/MathML" display="block">
  <semantics>
    <mstyle mathsize="150%">
      <mrow>
        <mn>3</mn>
        <mrow>
          <mi>λ</mi>
          <mo stretchy="false">/</mo>
          <mn>4</mn>
        </mrow>
      </mrow>
    </mstyle>
    <annotation encoding="StarMath 5.0">size * 1.5
 {3 %lambda / 4}</annotation>
  </semantics>
</math>
</file>

<file path=Object 5/content.xml><?xml version="1.0" encoding="utf-8"?>
<math xmlns="http://www.w3.org/1998/Math/MathML" display="block">
  <semantics>
    <mstyle mathsize="150%">
      <mrow>
        <mn>3</mn>
        <mrow>
          <mi>λ</mi>
          <mo stretchy="false">/</mo>
          <mn>4</mn>
        </mrow>
      </mrow>
    </mstyle>
    <annotation encoding="StarMath 5.0">size * 1.5
 {3 %lambda / 4}</annotation>
  </semantics>
</math>
</file>

<file path=Object 6/content.xml><?xml version="1.0" encoding="utf-8"?>
<math xmlns="http://www.w3.org/1998/Math/MathML" display="block">
  <semantics>
    <mstyle mathsize="150%">
      <mrow>
        <mn>3</mn>
        <mrow>
          <mi>λ</mi>
          <mo stretchy="false">/</mo>
          <mn>4</mn>
        </mrow>
      </mrow>
    </mstyle>
    <annotation encoding="StarMath 5.0">size * 1.5
 {3 %lambda / 4}</annotation>
  </semantics>
</math>
</file>

<file path=Object 7/content.xml><?xml version="1.0" encoding="utf-8"?>
<math xmlns="http://www.w3.org/1998/Math/MathML" display="block">
  <semantics>
    <mstyle mathsize="150%">
      <mi>λ</mi>
    </mstyle>
    <annotation encoding="StarMath 5.0">size * 1.5
 {%lambda}</annotation>
  </semantics>
</math>
</file>

<file path=Object 8/content.xml><?xml version="1.0" encoding="utf-8"?>
<math xmlns="http://www.w3.org/1998/Math/MathML" display="block">
  <semantics>
    <mstyle mathsize="150%">
      <mi>λ</mi>
    </mstyle>
    <annotation encoding="StarMath 5.0">size * 1.5
 {%lambda}</annotation>
  </semantics>
</math>
</file>